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5cm" svg:height="5cm" svg:x="2.5cm" svg:y="3.5cm">
          <text:p text:style-name="P1">Users:</text:p>
          <text:p text:style-name="P1">name,</text:p>
          <text:p text:style-name="P1">hash,</text:p>
          <text:p text:style-name="P1">last_post,</text:p>
          <text:p text:style-name="P1">up_notinfeed,</text:p>
          <text:p text:style-name="P1">etc..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7cm" svg:height="7cm" svg:x="5.91cm" svg:y="11.5cm">
          <text:p text:style-name="P3">Comments:</text:p>
          <text:p text:style-name="P3">user_id</text:p>
          <text:p text:style-name="P3">post_id</text:p>
          <text:p text:style-name="P3">comment_tex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0cm" svg:height="10cm" svg:x="16cm" svg:y="3.5cm">
          <text:p text:style-name="P3">Posts:</text:p>
          <text:p text:style-name="P3">user_id</text:p>
          <text:p text:style-name="P3">song</text:p>
          <text:p text:style-name="P3">artist</text:p>
          <text:p text:style-name="P3">album</text:p>
          <text:p text:style-name="P3">creat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5cm" svg:y1="6cm" svg:x2="16cm" svg:y2="8.5cm" draw:start-shape="id1" draw:start-glue-point="1" draw:end-shape="id2" draw:end-glue-point="3">
          <text:p text:style-name="P3">has_many</text:p>
        </draw:connector>
        <draw:connector draw:style-name="gr2" draw:text-style-name="P2" draw:layer="layout" svg:x1="21cm" svg:y1="3.5cm" svg:x2="5cm" svg:y2="3.5cm" draw:start-shape="id2" draw:start-glue-point="0" draw:end-shape="id1" draw:end-glue-point="0">
          <text:p text:style-name="P3">has_one</text:p>
        </draw:connector>
        <draw:connector draw:style-name="gr2" draw:text-style-name="P2" draw:layer="layout" svg:x1="5cm" svg:y1="8.5cm" svg:x2="9.41cm" svg:y2="11.5cm" draw:start-shape="id1" draw:start-glue-point="2" draw:end-shape="id3" draw:end-glue-point="0">
          <text:p text:style-name="P3">has_many</text:p>
        </draw:connector>
        <draw:connector draw:style-name="gr2" draw:text-style-name="P2" draw:layer="layout" svg:x1="5.91cm" svg:y1="15cm" svg:x2="5cm" svg:y2="8.5cm" draw:start-shape="id3" draw:start-glue-point="3" draw:end-shape="id1" draw:end-glue-point="2">
          <text:p text:style-name="P3">has_one</text:p>
        </draw:connector>
        <draw:connector draw:style-name="gr2" draw:text-style-name="P2" draw:layer="layout" svg:x1="21cm" svg:y1="13.5cm" svg:x2="12.91cm" svg:y2="15cm" draw:start-shape="id2" draw:start-glue-point="2" draw:end-shape="id3" draw:end-glue-point="1">
          <text:p text:style-name="P3">has_many</text:p>
        </draw:connector>
        <draw:connector draw:style-name="gr2" draw:text-style-name="P2" draw:layer="layout" draw:line-skew="0.5cm" svg:x1="9.41cm" svg:y1="18.5cm" svg:x2="26cm" svg:y2="8.5cm" draw:start-shape="id3" draw:start-glue-point="2" draw:end-shape="id2" draw:end-glue-point="1">
          <text:p text:style-name="P1"/>
        </draw:connector>
        <draw:frame draw:style-name="gr3" draw:text-style-name="P1" draw:layer="layout" svg:width="4cm" svg:height="1.25cm" svg:x="16.5cm" svg:y="18.5cm">
          <draw:text-box>
            <text:p text:style-name="P1">has_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3-04T16:59:57</meta:creation-date>
    <dc:date>2008-03-04T17:26:30</dc:date>
    <dc:language>de-DE</dc:language>
    <meta:editing-cycles>2</meta:editing-cycles>
    <meta:editing-duration>PT11M2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